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3.1917in" style:rel-column-width="30204*"/>
    </style:style>
    <style:style style:name="Table1.C" style:family="table-column">
      <style:table-column-properties style:column-width="1.425in" style:rel-column-width="134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403in" fo:margin-left="0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6903in"/>
    </style:style>
    <style:style style:name="Table3.C" style:family="table-column">
      <style:table-column-properties style:column-width="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font-size="14pt" fo:font-weight="normal" officeooo:rsid="001a02ee" officeooo:paragraph-rsid="0016dd73" style:font-size-asian="12.25pt" style:font-weight-asian="normal" style:font-size-complex="14pt" style:font-weight-complex="normal"/>
    </style:style>
    <style:style style:name="P2" style:family="paragraph" style:parent-style-name="Standard">
      <style:text-properties fo:font-size="12pt" fo:font-weight="bold" officeooo:rsid="00102740" officeooo:paragraph-rsid="0016dd73" fo:background-color="transparent" style:font-size-asian="12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fo:font-size="14pt" style:font-name-asian="Droid Sans Fallback1" style:font-size-asian="12.25pt" style:font-name-complex="Liberation Mono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4pt" officeooo:rsid="0010c132" officeooo:paragraph-rsid="0010c132" style:font-name-asian="Droid Sans Fallback1" style:font-size-asian="12.25pt" style:font-name-complex="Liberation Mono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Liberation Mono" fo:font-size="14pt" officeooo:rsid="003b8623" officeooo:paragraph-rsid="003b8623" style:font-name-asian="Droid Sans Fallback1" style:font-size-asian="12.25pt" style:font-name-complex="Liberation Mono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02df9" officeooo:paragraph-rsid="0016dd73" style:font-weight-asian="bold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fo:font-size="14pt" fo:font-weight="bold" officeooo:rsid="003b8623" officeooo:paragraph-rsid="003b8623" style:font-size-asian="12.25pt" style:font-weight-asian="bold" style:font-size-complex="14pt" style:font-weight-complex="bold"/>
    </style:style>
    <style:style style:name="P8" style:family="paragraph" style:parent-style-name="Preformatted_20_Text">
      <style:text-properties fo:font-size="14pt" fo:font-weight="bold" officeooo:rsid="0012ce96" officeooo:paragraph-rsid="0010c132" style:font-size-asian="12.25pt" style:font-weight-asian="bold" style:font-size-complex="14pt" style:font-weight-complex="bold"/>
    </style:style>
    <style:style style:name="P9" style:family="paragraph" style:parent-style-name="Preformatted_20_Text">
      <style:paragraph-properties fo:line-height="150%" fo:text-align="start" style:justify-single-word="false"/>
      <style:text-properties fo:font-size="14pt" fo:font-weight="normal" officeooo:rsid="001a02ee" officeooo:paragraph-rsid="001a02ee" style:font-size-asian="12.25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Liberation Mono" fo:font-size="14pt" officeooo:rsid="003b8623" style:font-name-asian="Droid Sans Fallback1" style:font-size-asian="12.25pt" style:font-name-complex="Liberation Mono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3fa11a" officeooo:paragraph-rsid="003fa11a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normal" officeooo:rsid="003fa11a" officeooo:paragraph-rsid="003fa11a" style:font-weight-asian="normal" style:font-weight-complex="normal"/>
    </style:style>
    <style:style style:name="P13" style:family="paragraph" style:parent-style-name="Table_20_Contents">
      <style:text-properties fo:font-weight="normal" officeooo:rsid="003fa11a" officeooo:paragraph-rsid="003fa11a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normal" officeooo:rsid="001fc70b" officeooo:paragraph-rsid="001fc70b" style:font-weight-asian="normal" style:font-weight-complex="normal"/>
    </style:style>
    <style:style style:name="P15" style:family="paragraph" style:parent-style-name="Table_20_Contents">
      <style:text-properties fo:font-weight="normal" officeooo:rsid="0012c32c" officeooo:paragraph-rsid="0016dd73" style:font-weight-asian="normal" style:font-weight-complex="normal"/>
    </style:style>
    <style:style style:name="P16" style:family="paragraph" style:parent-style-name="Table_20_Contents">
      <style:text-properties fo:font-weight="normal" officeooo:rsid="001f085b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0102740" officeooo:paragraph-rsid="0016dd73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weight="normal" officeooo:rsid="00102740" officeooo:paragraph-rsid="0026e32e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weight="normal" officeooo:rsid="00102740" officeooo:paragraph-rsid="003fa11a" style:font-weight-asian="normal" style:font-weight-complex="normal"/>
    </style:style>
    <style:style style:name="P20" style:family="paragraph" style:parent-style-name="Table_20_Contents">
      <style:text-properties fo:font-weight="normal" officeooo:rsid="0040bb53" officeooo:paragraph-rsid="0040bb53" style:font-weight-asian="normal" style:font-weight-complex="normal"/>
    </style:style>
    <style:style style:name="P21" style:family="paragraph" style:parent-style-name="Preformatted_20_Text">
      <style:paragraph-properties fo:text-align="center" style:justify-single-word="false"/>
      <style:text-properties fo:font-size="14pt" fo:font-weight="bold" officeooo:rsid="003b8623" officeooo:paragraph-rsid="0010c132" style:font-size-asian="12.25pt" style:font-weight-asian="bold" style:font-size-complex="14pt" style:font-weight-complex="bold"/>
    </style:style>
    <style:style style:name="T1" style:family="text">
      <style:text-properties officeooo:rsid="00163d66"/>
    </style:style>
    <style:style style:name="T2" style:family="text">
      <style:text-properties officeooo:rsid="001f085b"/>
    </style:style>
    <style:style style:name="T3" style:family="text">
      <style:text-properties officeooo:rsid="002120ca"/>
    </style:style>
    <style:style style:name="T4" style:family="text">
      <style:text-properties officeooo:rsid="002c1093"/>
    </style:style>
    <style:style style:name="T5" style:family="text">
      <style:text-properties officeooo:rsid="003b8623"/>
    </style:style>
    <style:style style:name="T6" style:family="text">
      <style:text-properties officeooo:rsid="003d2daf"/>
    </style:style>
    <style:style style:name="T7" style:family="text">
      <style:text-properties officeooo:rsid="003d8ef0"/>
    </style:style>
    <style:style style:name="T8" style:family="text">
      <style:text-properties officeooo:rsid="003fa11a"/>
    </style:style>
    <style:style style:name="T9" style:family="text">
      <style:text-properties officeooo:rsid="0040bb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IV100 Product Line</text:p>
      <text:p text:style-name="P7">CTI Plus Corporation </text:p>
      <text:p text:style-name="P7">3679 Enochs Street</text:p>
      <text:p text:style-name="P7">Santa Clara, CA 95051 </text:p>
      <text:p text:style-name="P7">email: <text:a xlink:type="simple" xlink:href="mailto:harry.li@ctione.com">harry.li@ctione.com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2019-7-15</text:p>
          </table:table-cell>
          <table:table-cell table:style-name="Table1.A1" office:value-type="string">
            <text:p text:style-name="P10">Establish this document</text:p>
          </table:table-cell>
          <table:table-cell table:style-name="Table1.C1" office:value-type="string">
            <text:p text:style-name="P3">HL</text:p>
          </table:table-cell>
        </table:table-row>
        <table:table-row>
          <table:table-cell table:style-name="Table1.A2" office:value-type="string">
            <text:p text:style-name="P4">2019-7-1<text:span text:style-name="T4">7</text:span></text:p>
          </table:table-cell>
          <table:table-cell table:style-name="Table1.A2" office:value-type="string">
            <text:p text:style-name="P5">Check the naming convention</text:p>
          </table:table-cell>
          <table:table-cell table:style-name="Table1.C2" office:value-type="string">
            <text:p text:style-name="P3">HL</text:p>
          </table:table-cell>
        </table:table-row>
        <table:table-row>
          <table:table-cell table:style-name="Table1.A2" office:value-type="string">
            <text:p text:style-name="P4">2019-<text:span text:style-name="T5">10</text:span>-<text:span text:style-name="T5">23</text:span></text:p>
          </table:table-cell>
          <table:table-cell table:style-name="Table1.A2" office:value-type="string">
            <text:p text:style-name="P5">Update the Server Line</text:p>
          </table:table-cell>
          <table:table-cell table:style-name="Table1.C2" office:value-type="string">
            <text:p text:style-name="P3">HL</text:p>
          </table:table-cell>
        </table:table-row>
      </table:table>
      <text:p text:style-name="P8"/>
      <text:p text:style-name="P2">Table <text:span text:style-name="T2">1</text:span>. <text:span text:style-name="T5">The Intelligent Sercurity and Surveillance Solutions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">ID</text:p>
          </table:table-cell>
          <table:table-cell table:style-name="Table3.A1" office:value-type="string">
            <text:p text:style-name="P11">Product Name</text:p>
          </table:table-cell>
          <table:table-cell table:style-name="Table3.C1" office:value-type="string">
            <text:p text:style-name="P11">Description</text:p>
          </table:table-cell>
        </table:table-row>
        <table:table-row>
          <table:table-cell table:style-name="Table3.A2" office:value-type="string">
            <text:p text:style-name="P17"><text:span text:style-name="T1">1. CTI-AIV</text:span>100-　<text:span text:style-name="T3">GPUSVR</text:span></text:p>
          </table:table-cell>
          <table:table-cell table:style-name="Table3.A2" office:value-type="string">
            <text:p text:style-name="P15"><text:span text:style-name="T7">GPUSVR</text:span> </text:p>
          </table:table-cell>
          <table:table-cell table:style-name="Table3.C2" office:value-type="string">
            <text:p text:style-name="P16"><text:span text:style-name="T7">High Performance GPU-AI-Computer-Vision S</text:span>erver <text:s/></text:p>
          </table:table-cell>
        </table:table-row>
        <table:table-row>
          <table:table-cell table:style-name="Table3.A2" office:value-type="string">
            <text:p text:style-name="P18"><text:span text:style-name="T8">2. CTI-AIV</text:span>100-　<text:span text:style-name="T3">CAMSVR1</text:span></text:p>
          </table:table-cell>
          <table:table-cell table:style-name="Table3.A2" office:value-type="string">
            <text:p text:style-name="P12">CAMSVR1</text:p>
          </table:table-cell>
          <table:table-cell table:style-name="Table3.C2" office:value-type="string">
            <text:p text:style-name="P14"><text:span text:style-name="T9">IP streaming camera with 4 AI functions based on Ethernet Connection: (1) intrusion detection; (2) displacement detection (loss prevention); (3) attendance monitoring; and (4) garbage detection.</text:span></text:p>
          </table:table-cell>
        </table:table-row>
        <table:table-row>
          <table:table-cell table:style-name="Table3.A2" office:value-type="string">
            <text:p text:style-name="P19"><text:span text:style-name="T9">3. CTI-AIV</text:span>100-　<text:span text:style-name="T3">CAMSVR2</text:span> </text:p>
          </table:table-cell>
          <table:table-cell table:style-name="Table3.A2" office:value-type="string">
            <text:p text:style-name="P13">CAMSVR2</text:p>
          </table:table-cell>
          <table:table-cell table:style-name="Table3.C2" office:value-type="string">
            <text:p text:style-name="P20">Camera with 4 AI functions based on DTU telecom services: <text:s/>(1) intrusion detection; (2) displacement detection (loss prevention); (3) attendance monitoring; and (4) garbage detection.</text:p>
          </table:table-cell>
        </table:table-row>
      </table:table>
      <text:p text:style-name="P1"/>
      <text:p text:style-name="P9"><text:s/><text:span text:style-name="T6">(END) 　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6T10:50:03.481400166</dc:date>
    <meta:generator>LibreOffice/4.2.8.2$Linux_X86_64 LibreOffice_project/420m0$Build-2</meta:generator>
    <meta:editing-duration>PT2H28M2S</meta:editing-duration>
    <meta:editing-cycles>36</meta:editing-cycles>
    <meta:document-statistic meta:table-count="2" meta:image-count="0" meta:object-count="0" meta:page-count="1" meta:paragraph-count="28" meta:word-count="112" meta:character-count="819" meta:non-whitespace-character-count="724"/>
  </office:meta>
</office:document-meta>
</file>